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5f33b"/>
    </style:style>
    <style:style style:name="P2" style:family="paragraph" style:parent-style-name="Standard">
      <style:text-properties fo:font-weight="bold" officeooo:paragraph-rsid="0015f33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5f33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5f33b" officeooo:paragraph-rsid="0015f33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5f33b" officeooo:paragraph-rsid="0015f33b"/>
    </style:style>
    <style:style style:name="P6" style:family="paragraph" style:parent-style-name="Standard">
      <style:paragraph-properties fo:text-align="center" style:justify-single-word="false"/>
      <style:text-properties officeooo:paragraph-rsid="0015f3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5f3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Anteproyecto Carlos Jiménez Sinusia</text:p>
      <text:p text:style-name="P4"/>
      <text:p text:style-name="P3"/>
      <text:p text:style-name="P3">Título del proyecto:</text:p>
      <text:p text:style-name="P1"><text:line-break/>Oasis Web: Innovación y Relax en tu Balneario Virtual</text:p>
      <text:p text:style-name="P2"><text:line-break/></text:p>
      <text:p text:style-name="P2"><text:span text:style-name="T2">Descripción general del proyecto:</text:span></text:p>
      <text:p text:style-name="P1"><text:line-break/>El proyecto OasisWeb surge como una solución digital enfocada en mejorar la experiencia de usuario para clientes de balnearios, ofreciendo un acceso rápido, interactivo y detallado a los servicios e instalaciones que estos espacios de relajación y bienestar proporcionan. En un mundo cada vez más conectado, la necesidad de digitalizar y ofrecer servicios en línea se ha vuelto imperativa para mantenerse competitivo y accesible para el público objetivo. OasisWeb pretende ser el puente entre los balnearios y sus clientes, proporcionando una plataforma intuitiva y atractiva que no solo facilite la reserva y gestión de servicios, sino que también mejore la comunicación y satisfacción del cliente, fomentando la fidelidad y atrayendo a nuevos visitantes.</text:p>
      <text:p text:style-name="P1"><text:line-break/>El desarrollo de OasisWeb se justifica por la creciente demanda de servicios turísticos y de relajación que integren tecnologías digitales para una mejor gestión de la experiencia del usuario.<text:line-break/>Este proyecto busca cubrir la necesidad de ofrecer una experiencia personalizada y adaptada a las preferencias de cada usuario, maximizando la eficiencia operativa del balneario y mejorando la calidad del servicio ofrecido. A través de OasisWeb, los usuarios podrán acceder a información detallada sobre los servicios, realizar reservas, personalizar paquetes de servicios y mucho más, todo desde la comodidad de su dispositivo electrónico, garantizando una experiencia de usuario excepcional antes, durante y después de su visita al balneario.</text:p>
      <text:p text:style-name="P1"/>
      <text:p text:style-name="P1"><text:line-break/><text:span text:style-name="T3">Objetivos específicos y funcionalidades</text:span></text:p>
      <text:p text:style-name="P1"><text:span text:style-name="T1"><text:line-break/>Objetivos Específicos:</text:span></text:p>
      <text:p text:style-name="P1"><text:line-break/><text:span text:style-name="T1">Digitalizar la Experiencia del Cliente: </text:span>Proveer una plataforma que permita a los usuarios explorar, reservar y personalizar servicios de balneario en línea.</text:p>
      <text:p text:style-name="P1"><text:line-break/><text:span text:style-name="T1">Optimizar la Gestión de Reservas:</text:span> Implementar un sistema eficiente para la gestión de reservas<text:line-break/>que minimice los conflictos de horario y maximice la satisfacción del cliente.</text:p>
      <text:p text:style-name="P1"><text:line-break/><text:span text:style-name="T1">Personalizar la Experiencia del Usuario:</text:span> Ofrecer opciones de personalización de servicios para que los usuarios puedan crear experiencias a medida según sus preferencias.</text:p>
      <text:p text:style-name="P1"><text:line-break/><text:span text:style-name="T1">Fomentar la Fidelización:</text:span> Integrar un sistema de recompensas y evaluaciones que incentive la fidelización y retroalimentación de los clientes.</text:p>
      <text:p text:style-name="P1"><text:line-break/></text:p>
      <text:p text:style-name="P1"><text:span text:style-name="T3"/></text:p>
      <text:p text:style-name="P1"><text:span text:style-name="T3"/></text:p>
      <text:p text:style-name="P5"><text:span text:style-name="T3">1</text:span></text:p>
      <text:p text:style-name="P1"><text:soft-page-break/><text:span text:style-name="T3"/></text:p>
      <text:p text:style-name="P1"><text:span text:style-name="T3">Funcionalidades:</text:span></text:p>
      <text:p text:style-name="P1"><text:line-break/><text:span text:style-name="T1">Reservas Online:</text:span> Permitir a los usuarios reservar citas, seleccionar terapias, y elegir paquetes de<text:line-break/>servicios directamente desde la página.</text:p>
      <text:p text:style-name="P1"/>
      <text:p text:style-name="P1"><text:line-break/><text:span text:style-name="T1">Personalización de Servicios: </text:span>Ofrecer opciones para que el usuario personalice su paquete de servicios, eligiendo tratamientos específicos, duración, y adicionales.</text:p>
      <text:p text:style-name="P1"><text:line-break/><text:span text:style-name="T1">Gestión de Perfiles de Usuario</text:span>: Los usuarios podrán crear y gestionar sus perfiles, donde podrán ver historial de reservas, personalizar sus preferencias, y recibir recomendaciones.</text:p>
      <text:p text:style-name="P1"/>
      <text:p text:style-name="P1"><text:line-break/><text:span text:style-name="T1">Sistema de Recompensas:</text:span> Implementar un programa de lealtad donde los usuarios acumulen puntos por reservas y puedan canjearlos por descuentos o servicios gratuitos.</text:p>
      <text:p text:style-name="P1"><text:line-break/><text:span text:style-name="T1">Feedback y Evaluaciones</text:span>: Posibilidad para los usuarios de dejar comentarios y valoraciones sobre los servicios recibidos, mejorando así la confianza y la calidad del servicio.<text:line-break/></text:p>
      <text:p text:style-name="P2">Perfiles de Usuario:</text:p>
      <text:p text:style-name="P1"><text:line-break/><text:span text:style-name="T1">Cliente Regular:</text:span> Realiza reservas frecuentes y se beneficia del sistema de recompensas.</text:p>
      <text:p text:style-name="P1"><text:line-break/><text:span text:style-name="T1">Cliente Nuevo:</text:span> Busca información sobre el balneario, realiza su primera reserva y personaliza su experiencia.</text:p>
      <text:p text:style-name="P1"><text:line-break/><text:span text:style-name="T1">Cliente VIP: </text:span>Un perfil de alta fidelidad con beneficios especiales, reservas prioritarias y opciones de personalización avanzada.</text:p>
      <text:p text:style-name="P1"><text:line-break/>Cada uno de estos perfiles tendrá tareas específicas adaptadas a sus necesidades y expectativas, desde la exploración inicial del sitio y la personalización de la experiencia, hasta la gestión de reservas y el acceso a beneficios exclusivos.</text:p>
      <text:p text:style-name="P1"/>
      <text:p text:style-name="P1"><text:span text:style-name="T3"/></text:p>
      <text:p text:style-name="P1"><text:span text:style-name="T3">Tecnologias Obligatorias y de Autoformación</text:span></text:p>
      <text:p text:style-name="P1"><text:line-break/>• HTML5 y CSS3: Fundamentales para el diseño y estructura de la página, se explorarán técnicas avanzadas para optimizar la responsividad y la interactividad del sitio web.</text:p>
      <text:p text:style-name="P1"><text:line-break/>• JavaScript (ES6+): Para agregar interactividad y dinamismo en el cliente, se investigarán características avanzadas de ES6+ que puedan no haberse cubierto en detalle anteriormente.</text:p>
      <text:p text:style-name="P1"><text:line-break/>• Node js: Seleccionado para el desarrollo del backend, enfocándose en la creación de APIs RESTful, manejo de sesiones, seguridad y autenticación. La formación se centrará en aspectos avanzados de Express y la integración con MySQL.</text:p>
      <text:p text:style-name="P1"><text:line-break/>•MySQL: Como sistema de gestión de base de datos relacional, por su robustez, fiabilidad y soporte para transacciones complejas. La autoformación incluirá el diseño avanzado de esquemas, optimización de consultas y procedimientos almacenados.</text:p>
      <text:p text:style-name="P6"><text:line-break/><text:span text:style-name="T4">2</text:span></text:p>
      <text:p text:style-name="P1"><text:soft-page-break/><text:span text:style-name="T1"/></text:p>
      <text:p text:style-name="P1"><text:span text:style-name="T1">Herramientas Software</text:span></text:p>
      <text:p text:style-name="P1"><text:line-break/>• Visual Studio Code (VS Code): IDE principal para el desarrollo, debido a su amplio soporte para<text:line-break/>JavaScript y Node js, además de su integración con Git.</text:p>
      <text:p text:style-name="P1"><text:line-break/>• MySQL Workbench: Para el diseño, desarrollo y administración de bases de datos MySQL.<text:line-break/>Facilita la visualización de esquemas, ejecución de consultas y gestión de la base de datos.</text:p>
      <text:p text:style-name="P1"><text:line-break/>• GitHub: Para el control de versiones y colaboración, permitiendo un flujo de trabajo organizado y la posibilidad de revertir cambios o explorar versiones anteriores del código.</text:p>
      <text:p text:style-name="P1"/>
      <text:p text:style-name="P1"><text:line-break/>• Node.js: Utilizado como servidor web local para desarrollo y pruebas, facilitando la ejecución del<text:line-break/>entorno de desarrollo en tiempo real.</text:p>
      <text:p text:style-name="P1"><text:line-break/></text:p>
      <text:p text:style-name="P1">• Adobe XD: Herramientas de prototipado para el diseño UI/UX, permitiendo crear y compartir mockups y prototipos interactivos antes de la implementación.</text:p>
      <text:p text:style-name="P1"><text:line-break/>• Google Chrome Developer Tools: Para depuración de frontend, análisis de rendimiento y diseño responsivo, proporcionando una visión detallada del comportamiento del sitio en tiempo real.<text:span text:style-name="T4">ç</text:span></text:p>
      <text:p text:style-name="P1"><text:line-break/>• FileZilla: Cliente FTP para la transferencia de archivos hacia y desde el servidor de alojamiento, en caso de despliegue en un entorno de producció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3T00:59:08.205000000</dc:date>
    <meta:editing-duration>PT6M13S</meta:editing-duration>
    <meta:editing-cycles>1</meta:editing-cycles>
    <meta:document-statistic meta:table-count="0" meta:image-count="0" meta:object-count="0" meta:page-count="3" meta:paragraph-count="41" meta:word-count="840" meta:character-count="5827" meta:non-whitespace-character-count="4992"/>
    <meta:generator>LibreOffice/7.4.1.2$Windows_X86_64 LibreOffice_project/3c58a8f3a960df8bc8fd77b461821e42c061c5f0</meta:generator>
  </office:meta>
</office:document-meta>
</file>